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43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37342144" text:id="ct337342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231762431146458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21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21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22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27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27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28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 מֹלֵל בְּרַגְלָו; <text:s text:c="3"/>מֹרֶה, בְּאֶצְבְּעֹתָיו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</table:table-cell>
        </table:table-row>
        <table:table-row table:style-name="表29.143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><text:soft-page-break/></text:p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373421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7336651865784719627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<text:soft-page-break/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6T13:48:47.81</dc:date>
    <dc:creator>iwabuchi ken</dc:creator>
    <meta:editing-duration>P5DT20H15M13S</meta:editing-duration>
    <meta:editing-cycles>366</meta:editing-cycles>
    <meta:generator>OpenOffice/4.1.3$Win32 OpenOffice.org_project/413m1$Build-9783</meta:generator>
    <meta:document-statistic meta:table-count="9" meta:image-count="0" meta:object-count="0" meta:page-count="26" meta:paragraph-count="631" meta:word-count="3553" meta:character-count="17296"/>
  </office:meta>
</office:document-meta>
</file>